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763cm" style:rel-column-width="18359*"/>
    </style:style>
    <style:style style:name="Tableau6.B" style:family="table-column">
      <style:table-column-properties style:column-width="4.697cm" style:rel-column-width="18107*"/>
    </style:style>
    <style:style style:name="Tableau6.C" style:family="table-column">
      <style:table-column-properties style:column-width="7.541cm" style:rel-column-width="2906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Tableau6.A3" style:family="table-cell">
      <style:table-cell-properties fo:padding="0.097cm" fo:border-left="none" fo:border-right="none" fo:border-top="none" fo:border-bottom="0.05pt solid #cccccc"/>
    </style:style>
    <style:style style:name="Tableau2" style:family="table">
      <style:table-properties style:width="16.977cm" table:align="left"/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3.022cm"/>
    </style:style>
    <style:style style:name="Tableau2.C" style:family="table-column">
      <style:table-column-properties style:column-width="11.201cm"/>
    </style:style>
    <style:style style:name="Tableau2.D" style:family="table-column">
      <style:table-column-properties style:column-width="1.565cm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2.D1" style:family="table-cell">
      <style:table-cell-properties fo:padding="0.3cm" fo:border="0.05pt solid #000000"/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3cm" style:rel-column-width="16319*"/>
    </style:style>
    <style:style style:name="Tableau5.B" style:family="table-column">
      <style:table-column-properties style:column-width="12.767cm" style:rel-column-width="49216*"/>
    </style:style>
    <style:style style:name="Tableau5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Header">
      <style:text-properties style:font-name="Verdana1" fo:font-size="10pt" style:font-size-asian="10pt" style:font-size-complex="10pt"/>
    </style:style>
    <style:style style:name="P10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2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variant="small-caps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asian="14pt"/>
    </style:style>
    <style:style style:name="T7" style:family="text">
      <style:text-properties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3">Feuille d'intervention: </text:span><text:span text:style-name="T3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5">Informations</text:p>
          </table:table-cell>
        </table:table-row>
        <table:table-row>
          <table:table-cell table:style-name="Tableau3.A2" office:value-type="string">
            <text:p text:style-name="P14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Temps planifié</text:p>
          </table:table-cell>
          <table:table-cell table:style-name="Tableau5.A1" office:value-type="string">
            <text:p text:style-name="Standard"><text:text-input text:description="&lt;formatLang(o.planned_hours)&gt;">Planned time</text:text-input> <text:text-input text:description="&lt;company.project_time_mode_id and company.project_time_mode_id.name or ''&gt;">UoM</text:text-input></text:p>
          </table:table-cell>
        </table:table-row>
        <table:table-row>
          <table:table-cell table:style-name="Tableau5.A1" office:value-type="string">
            <text:p text:style-name="P16">Date de début</text:p>
          </table:table-cell>
          <table:table-cell table:style-name="Tableau5.A1" office:value-type="string">
            <text:p text:style-name="Standard"><text:text-input text:description="&lt;o.date_start or ''&gt;">Date start</text:text-input></text:p>
          </table:table-cell>
        </table:table-row>
        <table:table-row>
          <table:table-cell table:style-name="Tableau5.A1" office:value-type="string">
            <text:p text:style-name="P16">Date de fin</text:p>
          </table:table-cell>
          <table:table-cell table:style-name="Tableau5.A1" office:value-type="string">
            <text:p text:style-name="Standard"><text:text-input text:description="&lt;o.date_end or ''&gt;">Date end</text:text-input></text:p>
          </table:table-cell>
        </table:table-row>
        <table:table-row>
          <table:table-cell table:style-name="Tableau5.A1" office:value-type="string">
            <text:p text:style-name="P16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16">Partenaire</text:p>
          </table:table-cell>
          <table:table-cell table:style-name="Tableau5.A1" office:value-type="string">
            <text:p text:style-name="Standard"><text:text-input text:description="&lt;o.partner_id.name&gt;">Partner name</text:text-input> <text:text-input text:description="&lt;o.partner_id.subname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Standard"><text:text-input text:description="&lt;(o.sale_line_id.order_id.partner_shipping_id.street or '') + (o.sale_line_id.order_id.partner_shipping_id.street2 or '')&gt;">Partner shipping address</text:text-input>, <text:text-input text:description="&lt;(o.sale_line_id.order_id.partner_shipping_id.city_id.zip or '') + (o.sale_line_id.order_id.partner_shipping_id.city_id.zip and ' ' or '')  + (o.sale_line_id.order_id.partner_shipping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/>
          </table:table-cell>
          <table:table-cell table:style-name="Tableau2.B1" office:value-type="string">
            <text:p text:style-name="P12">Signature du représentant<text:line-break/>DEC Industrie</text:p>
          </table:table-cell>
          <table:table-cell table:style-name="Tableau2.A1" office:value-type="string">
            <text:p text:style-name="P13">Nombre de participant</text:p>
          </table:table-cell>
          <table:table-cell table:style-name="Tableau2.D1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8">Nom complet</text:p>
            </table:table-cell>
            <table:table-cell table:style-name="Tableau6.A1" office:value-type="string">
              <text:p text:style-name="P2">Signature</text:p>
            </table:table-cell>
            <table:table-cell table:style-name="Tableau6.A1" office:value-type="string">
              <text:p text:style-name="P2">Courriel</text:p>
            </table:table-cell>
          </table:table-row>
        </table:table-header-rows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ext:soft-page-break/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12cm" style:rel-column-width="16237*"/>
    </style:style>
    <style:style style:name="Tableau4.B" style:family="table-column">
      <style:table-column-properties style:column-width="5.468cm" style:rel-column-width="21078*"/>
    </style:style>
    <style:style style:name="Tableau4.C" style:family="table-column">
      <style:table-column-properties style:column-width="7.32cm" style:rel-column-width="28220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3" draw:name="Rectangle 36" draw:style-name="Mgr1" svg:width="5.056cm" svg:height="21cm" draw:transform="rotate (-1.5707963267949) translate (18.9018333333333cm -1.09713888888889cm)"><text:p/><draw:enhanced-geometry svg:viewBox="0 0 21600 21600" draw:type="non-primitive" draw:enhanced-path="M 0 0 L 21600 0 21600 21600 0 21600 Z N"/></draw:custom-shape><draw:frame draw:style-name="Mfr1" draw:name="image: asimage(company.logo,0,1.5,0.5,'in')" text:anchor-type="as-char" svg:y="-0.94cm" svg:width="4.018cm" svg:height="2.455cm" draw:z-index="1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2-04T22:56:55.16</dc:date>
    <meta:editing-duration>PT9H53M4S</meta:editing-duration>
    <meta:editing-cycles>240</meta:editing-cycles>
    <meta:generator>LibreOffice/3.4$Win32 LibreOffice_project/340m1$Build-103</meta:generator>
    <meta:document-statistic meta:table-count="6" meta:image-count="0" meta:object-count="0" meta:page-count="2" meta:paragraph-count="0" meta:word-count="68" meta:character-count="434" meta:non-whitespace-character-count="393"/>
  </office:meta>
</office:document-meta>
</file>